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D0000002D5404F0523C380F12.png" manifest:media-type="image/png"/>
  <manifest:file-entry manifest:full-path="Pictures/1000000000000020000000204B249CA79A42C6D7.png" manifest:media-type="image/png"/>
  <manifest:file-entry manifest:full-path="Pictures/100002010000007A0000002D18483DB244DC50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.499cm" fo:line-height="150%" fo:text-align="justify" fo:text-indent="0cm" style:text-autospace="ideograph-alpha" style:punctuation-wrap="hanging"/>
    </style:style>
    <style:style style:name="P5" style:family="paragraph">
      <style:paragraph-properties fo:line-height="150%" fo:text-align="justify"/>
      <style:text-properties fo:font-weight="normal" style:font-weight-asian="normal" style:font-weight-complex="normal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50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pt" fo:font-weight="normal" style:font-size-asian="24pt" style:font-weight-asian="normal" style:font-size-complex="26pt" style:font-weight-complex="normal"/>
    </style:style>
    <style:style style:name="T3" style:family="text">
      <style:text-properties fo:font-size="26pt" fo:font-weight="bold" style:font-size-asian="24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OpenC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enCV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OpenCV was started at Intel in 1999 by Gary Bradsky and the first release came out in 2000.</text:span></text:p>
              </text:list-item>
              <text:list-item>
                <text:p><text:span text:style-name="T1">Currently OpenCV supports a wide variety of programming languages like C++, Python, Java etc and is available on different platforms including Windows, Linux, OS X, Android, i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eometric Transformations</text:p>
          </draw:text-box>
        </draw:frame>
        <draw:frame presentation:style-name="pr4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Scaling</text:p>
              </text:list-item>
              <text:list-item>
                <text:p text:style-name="P3">Translation</text:p>
              </text:list-item>
              <text:list-item>
                <text:p text:style-name="P3">ro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caling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Scaling is just resizing of the image. OpenCV comes with a function cv2.resize() for this purpose. The size of the image can be specified manually, or you can specify the scaling factor. Different interpolation methods are used. Preferable interpolation methods are </text:span><text:span text:style-name="T3">cv2.INTER_AREA</text:span><text:span text:style-name="T2"> for shrinking and </text:span><text:span text:style-name="T3">cv2.INTER_CUBIC</text:span><text:span text:style-name="T2"> (slow) &amp; </text:span><text:span text:style-name="T3">cv2.INTER_LINEAR</text:span><text:span text:style-name="T2"> for zooming. By default, interpolation method used is </text:span><text:span text:style-name="T3">cv2.INTER_LINEAR</text:span><text:span text:style-name="T2"> for all resizing purpo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Translation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Translation is the shifting of object’s location. If you know the shift in (x,y) direction, let it be (t_x,t_y), you can create the transformation matrix M as follows:</text:span></text:p>
                <text:p><text:span text:style-name="T4"/></text:p>
              </text:list-item>
              <text:list-item>
                <text:p><text:span text:style-name="T1">You can take make it into a Numpy array of type np.float32 and pass it into cv2.warpAffine() function.</text:span></text:p>
              </text:list-item>
            </text:list>
          </draw:text-box>
        </draw:frame>
        <draw:frame draw:style-name="gr2" draw:text-style-name="P7" draw:layer="layout" svg:width="6.205cm" svg:height="2.287cm" svg:x="11.067cm" svg:y="10.668cm">
          <draw:image xlink:href="Pictures/100002010000007A0000002D18483DB244DC50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otation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Rotation of an image for an angle theta is achieved by the transformation matrix of the form</text:span></text:p>
                <text:p><text:span text:style-name="T1"/></text:p>
                <text:list>
                  <text:list-item>
                    <text:p><text:span text:style-name="T1">cv2.getRotationMatrix2D((cols/2,rows/2),90,1)</text:span></text:p>
                  </text:list-item>
                </text:list>
                <text:p><text:span text:style-name="T1"/></text:p>
                <text:list>
                  <text:list-item text:start-value="1">
                    <text:p><text:span text:style-name="T1">cv2.warpAffine(img,M,(cols,rows)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099cm" svg:height="2.033cm" svg:x="8.903cm" svg:y="8.128cm">
          <draw:image xlink:href="Pictures/100002010000009D0000002D5404F0523C380F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dge detection(canny)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Applies Gaussian blurring</text:span></text:p>
              </text:list-item>
              <text:list-item>
                <text:p text:style-name="P3"><text:span text:style-name="T1">Finds intensity gradient of the image</text:span></text:p>
              </text:list-item>
              <text:list-item>
                <text:p text:style-name="P3"><text:span text:style-name="T1">Applied non maximum suppression (removes pixels that are not edges)</text:span></text:p>
              </text:list-item>
              <text:list-item>
                <text:p text:style-name="P3"><text:span text:style-name="T1">Hysteresis : applies thresholds (if pixels is within the upper and lower thresholds it is consider an edge)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anny threshold 1, threshold 2</text:p>
          </draw:text-box>
        </draw:frame>
        <draw:frame presentation:style-name="pr4" draw:text-style-name="P9" draw:layer="layout" svg:width="26cm" svg:height="14cm" svg:x="0.9cm" svg:y="5.5cm" presentation:class="outline" presentation:user-transformed="true">
          <draw:text-box>
            <text:list text:style-name="L2">
              <text:list-item>
                <text:p text:style-name="P3"><text:span text:style-name="T1">Any gradient value larger than threshold2 is considered to be an edge. Any value below threshold1 considered not an ed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Note </text:p>
          </draw:text-box>
        </draw:frame>
        <draw:frame presentation:style-name="pr4" draw:text-style-name="P9" draw:layer="layout" svg:width="26cm" svg:height="14cm" svg:x="0.9cm" svg:y="5.5cm" presentation:class="outline" presentation:user-transformed="true">
          <draw:text-box>
            <text:list text:style-name="L2">
              <text:list-item>
                <text:p text:style-name="P3"><text:span text:style-name="T1">The rest of the lab is in the “code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04:28:41.553521217</meta:creation-date>
    <meta:editing-duration>PT1H10M</meta:editing-duration>
    <meta:editing-cycles>14</meta:editing-cycles>
    <meta:generator>LibreOffice/6.0.7.3$Linux_X86_64 LibreOffice_project/00m0$Build-3</meta:generator>
    <dc:title>Midnightblue</dc:title>
    <dc:date>2020-11-15T18:48:41.683168370</dc:date>
    <meta:document-statistic meta:object-count="85"/>
  </office:meta>
</office:document-meta>
</file>